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imati1" svg:font-family="Kalimat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alimati" svg:font-family="Kalimati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15d" officeooo:paragraph-rsid="0000815d"/>
    </style:style>
    <style:style style:name="T1" style:family="text">
      <style:text-properties officeooo:rsid="000277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<text:span text:style-name="T1">odt</text:span> file with some simple content in it <text:span text:style-name="T1">to test ownCloud ser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imati1" svg:font-family="Kalimat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alimati" svg:font-family="Kalimati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Kalimati" style:font-size-complex="12pt" style:language-complex="ne" style:country-complex="NP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Kalimati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Kalimati" style:font-family-complex="Kalimat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Kalimati1" style:font-family-complex="Kalimat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Kalimati1" style:font-family-complex="Kalimat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alimati1" style:font-family-complex="Kalimati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Neumann</meta:initial-creator>
    <meta:creation-date>2018-10-24T12:35:18.540532496</meta:creation-date>
    <dc:date>2018-10-24T12:43:39.923145769</dc:date>
    <dc:creator>Artur Neumann</dc:creator>
    <meta:editing-duration>PT1M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13" meta:character-count="65" meta:non-whitespace-character-count="53"/>
  </office:meta>
</office:document-meta>
</file>